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8608" calcext:value-type="float">
            <text:p>71.1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7168" calcext:value-type="float">
            <text:p>71.0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7544" calcext:value-type="float">
            <text:p>71.0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2136" calcext:value-type="float">
            <text:p>71.1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8232" calcext:value-type="float">
            <text:p>71.1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7376" calcext:value-type="float">
            <text:p>71.2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0904" calcext:value-type="float">
            <text:p>71.2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2616" calcext:value-type="float">
            <text:p>71.2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8712" calcext:value-type="float">
            <text:p>71.2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9568" calcext:value-type="float">
            <text:p>71.2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4808" calcext:value-type="float">
            <text:p>71.2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7856" calcext:value-type="float">
            <text:p>71.2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47" calcext:value-type="float">
            <text:p>71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272" calcext:value-type="float">
            <text:p>71.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3096" calcext:value-type="float">
            <text:p>71.2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9192" calcext:value-type="float">
            <text:p>71.2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5768" calcext:value-type="float">
            <text:p>71.2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0528" calcext:value-type="float">
            <text:p>71.2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1384" calcext:value-type="float">
            <text:p>71.2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4912" calcext:value-type="float">
            <text:p>71.3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748" calcext:value-type="float">
            <text:p>71.2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9464" calcext:value-type="float">
            <text:p>71.1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4704" calcext:value-type="float">
            <text:p>71.1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1176" calcext:value-type="float">
            <text:p>71.1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2512" calcext:value-type="float">
            <text:p>71.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3368" calcext:value-type="float">
            <text:p>71.1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2032" calcext:value-type="float">
            <text:p>71.1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8128" calcext:value-type="float">
            <text:p>71.1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8984" calcext:value-type="float">
            <text:p>71.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1552" calcext:value-type="float">
            <text:p>71.0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936" calcext:value-type="float">
            <text:p>71.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6312" calcext:value-type="float">
            <text:p>71.0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1072" calcext:value-type="float">
            <text:p>71.0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8024" calcext:value-type="float">
            <text:p>71.0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6688" calcext:value-type="float">
            <text:p>71.0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9736" calcext:value-type="float">
            <text:p>71.0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5352" calcext:value-type="float">
            <text:p>71.0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364" calcext:value-type="float">
            <text:p>71.0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30592" calcext:value-type="float">
            <text:p>71.0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4496" calcext:value-type="float">
            <text:p>71.0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2304" calcext:value-type="float">
            <text:p>71.0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4016" calcext:value-type="float">
            <text:p>70.9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0968" calcext:value-type="float">
            <text:p>70.9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5728" calcext:value-type="float">
            <text:p>70.9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9632" calcext:value-type="float">
            <text:p>70.9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6584" calcext:value-type="float">
            <text:p>70.9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8296" calcext:value-type="float">
            <text:p>70.9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0488" calcext:value-type="float">
            <text:p>70.9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63536" calcext:value-type="float">
            <text:p>70.9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5248" calcext:value-type="float">
            <text:p>70.9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4768" calcext:value-type="float">
            <text:p>70.9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6104" calcext:value-type="float">
            <text:p>70.9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696" calcext:value-type="float">
            <text:p>70.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3912" calcext:value-type="float">
            <text:p>70.9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172" calcext:value-type="float">
            <text:p>70.9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5624" calcext:value-type="float">
            <text:p>70.9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3-1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2096" calcext:value-type="float">
            <text:p>70.8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0384" calcext:value-type="float">
            <text:p>70.8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0008" calcext:value-type="float">
            <text:p>70.9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7336" calcext:value-type="float">
            <text:p>70.8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9048" calcext:value-type="float">
            <text:p>70.8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5144" calcext:value-type="float">
            <text:p>70.8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4664" calcext:value-type="float">
            <text:p>70.8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7712" calcext:value-type="float">
            <text:p>70.8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41616" calcext:value-type="float">
            <text:p>70.8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9424" calcext:value-type="float">
            <text:p>70.8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7232" calcext:value-type="float">
            <text:p>70.8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8568" calcext:value-type="float">
            <text:p>70.8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5896" calcext:value-type="float">
            <text:p>70.7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3328" calcext:value-type="float">
            <text:p>70.8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8944" calcext:value-type="float">
            <text:p>70.7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3704" calcext:value-type="float">
            <text:p>70.7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6752" calcext:value-type="float">
            <text:p>70.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0656" calcext:value-type="float">
            <text:p>70.7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3248" calcext:value-type="float">
            <text:p>70.1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02" calcext:value-type="float">
            <text:p>70.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8008" calcext:value-type="float">
            <text:p>70.1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1912" calcext:value-type="float">
            <text:p>70.1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7256" calcext:value-type="float">
            <text:p>70.2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5024" calcext:value-type="float">
            <text:p>69.9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636" calcext:value-type="float">
            <text:p>69.9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0408" calcext:value-type="float">
            <text:p>70.3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9888" calcext:value-type="float">
            <text:p>69.9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0368" calcext:value-type="float">
            <text:p>70.0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8384" calcext:value-type="float">
            <text:p>70.1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5544" calcext:value-type="float">
            <text:p>70.2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4376" calcext:value-type="float">
            <text:p>70.0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9928" calcext:value-type="float">
            <text:p>70.2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0848" calcext:value-type="float">
            <text:p>70.0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9992" calcext:value-type="float">
            <text:p>70.0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924" calcext:value-type="float">
            <text:p>70.1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12" calcext:value-type="float">
            <text:p>69.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0472" calcext:value-type="float">
            <text:p>70.0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8048" calcext:value-type="float">
            <text:p>70.4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544" calcext:value-type="float">
            <text:p>70.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684" calcext:value-type="float">
            <text:p>69.9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6296" calcext:value-type="float">
            <text:p>70.1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068" calcext:value-type="float">
            <text:p>70.2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4104" calcext:value-type="float">
            <text:p>70.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5712" calcext:value-type="float">
            <text:p>70.0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12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3144" calcext:value-type="float">
            <text:p>70.1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06586666667" calcext:value-type="float">
            <text:p>69.8706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066" calcext:value-type="float">
            <text:p>70.05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6558" calcext:value-type="float">
            <text:p>69.996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1506" calcext:value-type="float">
            <text:p>69.96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2352" calcext:value-type="float">
            <text:p>69.8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21883076923" calcext:value-type="float">
            <text:p>69.85218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1674" calcext:value-type="float">
            <text:p>69.78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3292" calcext:value-type="float">
            <text:p>69.77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58928" calcext:value-type="float">
            <text:p>69.85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0452" calcext:value-type="float">
            <text:p>69.91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022" calcext:value-type="float">
            <text:p>69.899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31065" calcext:value-type="float">
            <text:p>69.8131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7432" calcext:value-type="float">
            <text:p>69.8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206" calcext:value-type="float">
            <text:p>69.8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3668" calcext:value-type="float">
            <text:p>69.73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2895" calcext:value-type="float">
            <text:p>69.753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4618" calcext:value-type="float">
            <text:p>69.714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81" calcext:value-type="float">
            <text:p>69.72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8814" calcext:value-type="float">
            <text:p>69.758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539" calcext:value-type="float">
            <text:p>69.79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65152" calcext:value-type="float">
            <text:p>69.80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5004" calcext:value-type="float">
            <text:p>69.75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8192" calcext:value-type="float">
            <text:p>69.6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196" calcext:value-type="float">
            <text:p>69.6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9145" calcext:value-type="float">
            <text:p>69.359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6112" calcext:value-type="float">
            <text:p>69.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7918" calcext:value-type="float">
            <text:p>69.44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3618" calcext:value-type="float">
            <text:p>69.33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8462" calcext:value-type="float">
            <text:p>69.22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9803" calcext:value-type="float">
            <text:p>69.2898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8076" calcext:value-type="float">
            <text:p>69.18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2432" calcext:value-type="float">
            <text:p>69.2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81088" calcext:value-type="float">
            <text:p>69.29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1332" calcext:value-type="float">
            <text:p>69.33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2866" calcext:value-type="float">
            <text:p>69.41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2099" calcext:value-type="float">
            <text:p>69.372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40368" calcext:value-type="float">
            <text:p>69.48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1032" calcext:value-type="float">
            <text:p>69.4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9724" calcext:value-type="float">
            <text:p>69.41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62672" calcext:value-type="float">
            <text:p>69.34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235" calcext:value-type="float">
            <text:p>69.31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1124" calcext:value-type="float">
            <text:p>69.19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5884" calcext:value-type="float">
            <text:p>69.17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548" calcext:value-type="float">
            <text:p>69.2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7418" calcext:value-type="float">
            <text:p>69.25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483" calcext:value-type="float">
            <text:p>69.396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0194" calcext:value-type="float">
            <text:p>69.37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5236" calcext:value-type="float">
            <text:p>69.32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906" calcext:value-type="float">
            <text:p>69.35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9036" calcext:value-type="float">
            <text:p>69.24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294" calcext:value-type="float">
            <text:p>69.24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6562" calcext:value-type="float">
            <text:p>69.26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04176" calcext:value-type="float">
            <text:p>69.33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39" calcext:value-type="float">
            <text:p>69.3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83555" calcext:value-type="float">
            <text:p>69.1383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20128" calcext:value-type="float">
            <text:p>69.29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627" calcext:value-type="float">
            <text:p>69.21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0738" calcext:value-type="float">
            <text:p>69.150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347" calcext:value-type="float">
            <text:p>69.070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8234" calcext:value-type="float">
            <text:p>68.92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9654" calcext:value-type="float">
            <text:p>68.85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9748" calcext:value-type="float">
            <text:p>68.84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368" calcext:value-type="float">
            <text:p>68.8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6352" calcext:value-type="float">
            <text:p>68.8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0792" calcext:value-type="float">
            <text:p>68.8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71475" calcext:value-type="float">
            <text:p>68.617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8308" calcext:value-type="float">
            <text:p>68.75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7348" calcext:value-type="float">
            <text:p>68.69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667" calcext:value-type="float">
            <text:p>68.60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3231" calcext:value-type="float">
            <text:p>68.523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378" calcext:value-type="float">
            <text:p>68.34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2538" calcext:value-type="float">
            <text:p>68.312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6066" calcext:value-type="float">
            <text:p>68.34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7783" calcext:value-type="float">
            <text:p>68.367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022" calcext:value-type="float">
            <text:p>68.375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8609" calcext:value-type="float">
            <text:p>68.118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7204" calcext:value-type="float">
            <text:p>68.30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7194" calcext:value-type="float">
            <text:p>68.227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1548" calcext:value-type="float">
            <text:p>68.01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9712" calcext:value-type="float">
            <text:p>67.7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1226" calcext:value-type="float">
            <text:p>67.72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7698" calcext:value-type="float">
            <text:p>67.687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3502" calcext:value-type="float">
            <text:p>67.643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58652307692" calcext:value-type="float">
            <text:p>67.32586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3868" calcext:value-type="float">
            <text:p>67.52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2532" calcext:value-type="float">
            <text:p>67.50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842" calcext:value-type="float">
            <text:p>67.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65" calcext:value-type="float">
            <text:p>67.2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19305" calcext:value-type="float">
            <text:p>67.2619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6386" calcext:value-type="float">
            <text:p>67.096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946" calcext:value-type="float">
            <text:p>67.004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8488" calcext:value-type="float">
            <text:p>66.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0854" calcext:value-type="float">
            <text:p>67.030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3422" calcext:value-type="float">
            <text:p>67.003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1616" calcext:value-type="float">
            <text:p>67.0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61944615385" calcext:value-type="float">
            <text:p>66.73619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21532307692" calcext:value-type="float">
            <text:p>66.58215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9974" calcext:value-type="float">
            <text:p>66.49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117" calcext:value-type="float">
            <text:p>66.51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4472" calcext:value-type="float">
            <text:p>66.5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2506" calcext:value-type="float">
            <text:p>66.532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33952" calcext:value-type="float">
            <text:p>66.43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94224" calcext:value-type="float">
            <text:p>66.54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9458" calcext:value-type="float">
            <text:p>66.529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6974" calcext:value-type="float">
            <text:p>66.466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6103" calcext:value-type="float">
            <text:p>66.356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16784" calcext:value-type="float">
            <text:p>66.31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5796" calcext:value-type="float">
            <text:p>66.18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5128" calcext:value-type="float">
            <text:p>66.1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255" calcext:value-type="float">
            <text:p>66.1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72085" calcext:value-type="float">
            <text:p>66.0572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4168" calcext:value-type="float">
            <text:p>66.1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6924" calcext:value-type="float">
            <text:p>66.06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778" calcext:value-type="float">
            <text:p>66.041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1204" calcext:value-type="float">
            <text:p>66.02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10135" calcext:value-type="float">
            <text:p>66.021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006" calcext:value-type="float">
            <text:p>65.96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3292" calcext:value-type="float">
            <text:p>65.96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8344" calcext:value-type="float">
            <text:p>65.9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206" calcext:value-type="float">
            <text:p>66.01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914" calcext:value-type="float">
            <text:p>65.986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15" calcext:value-type="float">
            <text:p>65.9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9458461538" calcext:value-type="float">
            <text:p>65.97794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8438" calcext:value-type="float">
            <text:p>65.988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198" calcext:value-type="float">
            <text:p>65.973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6246" calcext:value-type="float">
            <text:p>65.97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6295384615" calcext:value-type="float">
            <text:p>65.96762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63003636364" calcext:value-type="float">
            <text:p>65.92630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4496" calcext:value-type="float">
            <text:p>65.9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954" calcext:value-type="float">
            <text:p>65.92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681" calcext:value-type="float">
            <text:p>65.916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11712" calcext:value-type="float">
            <text:p>65.91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3282" calcext:value-type="float">
            <text:p>65.88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6746666667" calcext:value-type="float">
            <text:p>65.9346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2144" calcext:value-type="float">
            <text:p>65.9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1382" calcext:value-type="float">
            <text:p>65.92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205" calcext:value-type="float">
            <text:p>65.9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1495384615" calcext:value-type="float">
            <text:p>65.937149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586" calcext:value-type="float">
            <text:p>65.93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53088" calcext:value-type="float">
            <text:p>65.94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5672" calcext:value-type="float">
            <text:p>65.9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05488" calcext:value-type="float">
            <text:p>65.96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1194" calcext:value-type="float">
            <text:p>65.94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8052" calcext:value-type="float">
            <text:p>65.94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8626" calcext:value-type="float">
            <text:p>65.96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7196" calcext:value-type="float">
            <text:p>65.95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15" calcext:value-type="float">
            <text:p>65.97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1674" calcext:value-type="float">
            <text:p>65.971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8626" calcext:value-type="float">
            <text:p>65.96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1985" calcext:value-type="float">
            <text:p>65.9771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88368" calcext:value-type="float">
            <text:p>65.97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1486" calcext:value-type="float">
            <text:p>65.991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3424" calcext:value-type="float">
            <text:p>66.0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9682" calcext:value-type="float">
            <text:p>65.99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3678" calcext:value-type="float">
            <text:p>66.00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0348" calcext:value-type="float">
            <text:p>66.03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9012" calcext:value-type="float">
            <text:p>66.00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11" calcext:value-type="float">
            <text:p>66.03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8349" calcext:value-type="float">
            <text:p>66.038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3302" calcext:value-type="float">
            <text:p>66.043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8928" calcext:value-type="float">
            <text:p>66.0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56336" calcext:value-type="float">
            <text:p>66.10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668" calcext:value-type="float">
            <text:p>66.1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8072" calcext:value-type="float">
            <text:p>66.1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2664" calcext:value-type="float">
            <text:p>66.2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3332" calcext:value-type="float">
            <text:p>66.28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8704" calcext:value-type="float">
            <text:p>66.3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5628" calcext:value-type="float">
            <text:p>66.36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6296" calcext:value-type="float">
            <text:p>66.3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5064" calcext:value-type="float">
            <text:p>66.4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48508" calcext:value-type="float">
            <text:p>66.54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688" calcext:value-type="float">
            <text:p>66.8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049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20" meta:object-count="0"/>
    <meta:user-defined meta:name="AppVersion">3.0</meta:user-defined>
  </office:meta>
</office:document-meta>
</file>